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C90000010415B8E58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6cm" svg:height="18.8cm" svg:x="0.8cm" svg:y="1.2cm">
          <draw:image xlink:href="Pictures/10000000000001C90000010415B8E5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2-03T19:29:00</meta:creation-date>
    <dc:date>2013-02-03T19:30:01</dc:date>
    <dc:creator>Jeff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